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a</text:p>
          </table:table-cell>
          <table:table-cell office:value-type="string" calcext:value-type="string">
            <text:p>Arabic</text:p>
          </table:table-cell>
          <table:table-cell table:formula="of:=&quot; &lt;b&gt;&quot;&amp;[.A1]&amp;&quot;&lt;/b&gt;&quot;&amp;&quot; &quot;&amp;[.B1]&amp;&quot;&lt;/br&gt;&quot;" office:value-type="string" office:string-value=" &lt;b&gt;ara&lt;/b&gt; Arabic&lt;/br&gt;" calcext:value-type="string">
            <text:p><text:s/>&lt;b&gt;ara&lt;/b&gt; Arabic&lt;/br&gt;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uijani</text:p>
          </table:table-cell>
          <table:table-cell table:formula="of:=&quot; &lt;b&gt;&quot;&amp;[.A2]&amp;&quot;&lt;/b&gt;&quot;&amp;&quot; &quot;&amp;[.B2]&amp;&quot;&lt;/br&gt;&quot;" office:value-type="string" office:string-value=" &lt;b&gt;aze&lt;/b&gt; Azerbauijani&lt;/br&gt;" calcext:value-type="string">
            <text:p><text:s/>&lt;b&gt;aze&lt;/b&gt; Azerbauijani&lt;/br&gt;</text:p>
          </table:table-cell>
        </table:table-row>
        <table:table-row table:style-name="ro1">
          <table:table-cell office:value-type="string" calcext:value-type="string">
            <text:p>bul</text:p>
          </table:table-cell>
          <table:table-cell office:value-type="string" calcext:value-type="string">
            <text:p>Bulgarian</text:p>
          </table:table-cell>
          <table:table-cell table:formula="of:=&quot; &lt;b&gt;&quot;&amp;[.A3]&amp;&quot;&lt;/b&gt;&quot;&amp;&quot; &quot;&amp;[.B3]&amp;&quot;&lt;/br&gt;&quot;" office:value-type="string" office:string-value=" &lt;b&gt;bul&lt;/b&gt; Bulgarian&lt;/br&gt;" calcext:value-type="string">
            <text:p><text:s/>&lt;b&gt;bul&lt;/b&gt; Bulgarian&lt;/br&gt;</text:p>
          </table:table-cell>
        </table:table-row>
        <table:table-row table:style-name="ro1">
          <table:table-cell table:style-name="ce1" office:value-type="string" calcext:value-type="string">
            <text:p>cat</text:p>
          </table:table-cell>
          <table:table-cell office:value-type="string" calcext:value-type="string">
            <text:p>Catalan</text:p>
          </table:table-cell>
          <table:table-cell table:formula="of:=&quot; &lt;b&gt;&quot;&amp;[.A4]&amp;&quot;&lt;/b&gt;&quot;&amp;&quot; &quot;&amp;[.B4]&amp;&quot;&lt;/br&gt;&quot;" office:value-type="string" office:string-value=" &lt;b&gt;cat&lt;/b&gt; Catalan&lt;/br&gt;" calcext:value-type="string">
            <text:p><text:s/>&lt;b&gt;cat&lt;/b&gt; Catalan&lt;/br&gt;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Czech</text:p>
          </table:table-cell>
          <table:table-cell table:formula="of:=&quot; &lt;b&gt;&quot;&amp;[.A5]&amp;&quot;&lt;/b&gt;&quot;&amp;&quot; &quot;&amp;[.B5]&amp;&quot;&lt;/br&gt;&quot;" office:value-type="string" office:string-value=" &lt;b&gt;ces&lt;/b&gt; Czech&lt;/br&gt;" calcext:value-type="string">
            <text:p><text:s/>&lt;b&gt;ces&lt;/b&gt; Czech&lt;/br&gt;</text:p>
          </table:table-cell>
        </table:table-row>
        <table:table-row table:style-name="ro1">
          <table:table-cell office:value-type="string" calcext:value-type="string">
            <text:p>chi_sim</text:p>
          </table:table-cell>
          <table:table-cell office:value-type="string" calcext:value-type="string">
            <text:p>Simplified Chinese</text:p>
          </table:table-cell>
          <table:table-cell table:formula="of:=&quot; &lt;b&gt;&quot;&amp;[.A6]&amp;&quot;&lt;/b&gt;&quot;&amp;&quot; &quot;&amp;[.B6]&amp;&quot;&lt;/br&gt;&quot;" office:value-type="string" office:string-value=" &lt;b&gt;chi_sim&lt;/b&gt; Simplified Chinese&lt;/br&gt;" calcext:value-type="string">
            <text:p><text:s/>&lt;b&gt;chi_sim&lt;/b&gt; Simplified Chinese&lt;/br&gt;</text:p>
          </table:table-cell>
        </table:table-row>
        <table:table-row table:style-name="ro1">
          <table:table-cell office:value-type="string" calcext:value-type="string">
            <text:p>chi_tra</text:p>
          </table:table-cell>
          <table:table-cell office:value-type="string" calcext:value-type="string">
            <text:p>Traditional Chinese</text:p>
          </table:table-cell>
          <table:table-cell table:formula="of:=&quot; &lt;b&gt;&quot;&amp;[.A7]&amp;&quot;&lt;/b&gt;&quot;&amp;&quot; &quot;&amp;[.B7]&amp;&quot;&lt;/br&gt;&quot;" office:value-type="string" office:string-value=" &lt;b&gt;chi_tra&lt;/b&gt; Traditional Chinese&lt;/br&gt;" calcext:value-type="string">
            <text:p><text:s/>&lt;b&gt;chi_tra&lt;/b&gt; Traditional Chinese&lt;/br&gt;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Cherokee</text:p>
          </table:table-cell>
          <table:table-cell table:formula="of:=&quot; &lt;b&gt;&quot;&amp;[.A8]&amp;&quot;&lt;/b&gt;&quot;&amp;&quot; &quot;&amp;[.B8]&amp;&quot;&lt;/br&gt;&quot;" office:value-type="string" office:string-value=" &lt;b&gt;chr&lt;/b&gt; Cherokee&lt;/br&gt;" calcext:value-type="string">
            <text:p><text:s/>&lt;b&gt;chr&lt;/b&gt; Cherokee&lt;/br&gt;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anish</text:p>
          </table:table-cell>
          <table:table-cell table:formula="of:=&quot; &lt;b&gt;&quot;&amp;[.A9]&amp;&quot;&lt;/b&gt;&quot;&amp;&quot; &quot;&amp;[.B9]&amp;&quot;&lt;/br&gt;&quot;" office:value-type="string" office:string-value=" &lt;b&gt;dan&lt;/b&gt; Danish&lt;/br&gt;" calcext:value-type="string">
            <text:p><text:s/>&lt;b&gt;dan&lt;/b&gt; Danish&lt;/br&gt;</text:p>
          </table:table-cell>
        </table:table-row>
        <table:table-row table:style-name="ro1">
          <table:table-cell office:value-type="string" calcext:value-type="string">
            <text:p>dan-frak</text:p>
          </table:table-cell>
          <table:table-cell office:value-type="string" calcext:value-type="string">
            <text:p>Danish Fraktur</text:p>
          </table:table-cell>
          <table:table-cell table:formula="of:=&quot; &lt;b&gt;&quot;&amp;[.A10]&amp;&quot;&lt;/b&gt;&quot;&amp;&quot; &quot;&amp;[.B10]&amp;&quot;&lt;/br&gt;&quot;" office:value-type="string" office:string-value=" &lt;b&gt;dan-frak&lt;/b&gt; Danish Fraktur&lt;/br&gt;" calcext:value-type="string">
            <text:p><text:s/>&lt;b&gt;dan-frak&lt;/b&gt; Danish Fraktur&lt;/br&gt;</text:p>
          </table:table-cell>
        </table:table-row>
        <table:table-row table:style-name="ro1">
          <table:table-cell table:style-name="ce1" office:value-type="string" calcext:value-type="string">
            <text:p>deu</text:p>
          </table:table-cell>
          <table:table-cell office:value-type="string" calcext:value-type="string">
            <text:p>German</text:p>
          </table:table-cell>
          <table:table-cell table:formula="of:=&quot; &lt;b&gt;&quot;&amp;[.A11]&amp;&quot;&lt;/b&gt;&quot;&amp;&quot; &quot;&amp;[.B11]&amp;&quot;&lt;/br&gt;&quot;" office:value-type="string" office:string-value=" &lt;b&gt;deu&lt;/b&gt; German&lt;/br&gt;" calcext:value-type="string">
            <text:p><text:s/>&lt;b&gt;deu&lt;/b&gt; German&lt;/br&gt;</text:p>
          </table:table-cell>
        </table:table-row>
        <table:table-row table:style-name="ro1">
          <table:table-cell office:value-type="string" calcext:value-type="string">
            <text:p>ell</text:p>
          </table:table-cell>
          <table:table-cell office:value-type="string" calcext:value-type="string">
            <text:p>Greek</text:p>
          </table:table-cell>
          <table:table-cell table:formula="of:=&quot; &lt;b&gt;&quot;&amp;[.A12]&amp;&quot;&lt;/b&gt;&quot;&amp;&quot; &quot;&amp;[.B12]&amp;&quot;&lt;/br&gt;&quot;" office:value-type="string" office:string-value=" &lt;b&gt;ell&lt;/b&gt; Greek&lt;/br&gt;" calcext:value-type="string">
            <text:p><text:s/>&lt;b&gt;ell&lt;/b&gt; Greek&lt;/br&gt;</text:p>
          </table:table-cell>
        </table:table-row>
        <table:table-row table:style-name="ro1">
          <table:table-cell table:style-name="ce1" office:value-type="string" calcext:value-type="string">
            <text:p>eng</text:p>
          </table:table-cell>
          <table:table-cell office:value-type="string" calcext:value-type="string">
            <text:p>English</text:p>
          </table:table-cell>
          <table:table-cell table:formula="of:=&quot; &lt;b&gt;&quot;&amp;[.A13]&amp;&quot;&lt;/b&gt;&quot;&amp;&quot; &quot;&amp;[.B13]&amp;&quot;&lt;/br&gt;&quot;" office:value-type="string" office:string-value=" &lt;b&gt;eng&lt;/b&gt; English&lt;/br&gt;" calcext:value-type="string">
            <text:p><text:s/>&lt;b&gt;eng&lt;/b&gt; English&lt;/br&gt;</text:p>
          </table:table-cell>
        </table:table-row>
        <table:table-row table:style-name="ro1">
          <table:table-cell office:value-type="string" calcext:value-type="string">
            <text:p>enm</text:p>
          </table:table-cell>
          <table:table-cell office:value-type="string" calcext:value-type="string">
            <text:p>Old English</text:p>
          </table:table-cell>
          <table:table-cell table:formula="of:=&quot; &lt;b&gt;&quot;&amp;[.A14]&amp;&quot;&lt;/b&gt;&quot;&amp;&quot; &quot;&amp;[.B14]&amp;&quot;&lt;/br&gt;&quot;" office:value-type="string" office:string-value=" &lt;b&gt;enm&lt;/b&gt; Old English&lt;/br&gt;" calcext:value-type="string">
            <text:p><text:s/>&lt;b&gt;enm&lt;/b&gt; Old English&lt;/br&gt;</text:p>
          </table:table-cell>
        </table:table-row>
        <table:table-row table:style-name="ro1">
          <table:table-cell table:style-name="ce1" office:value-type="string" calcext:value-type="string">
            <text:p>epo</text:p>
          </table:table-cell>
          <table:table-cell office:value-type="string" calcext:value-type="string">
            <text:p>Esperanto</text:p>
          </table:table-cell>
          <table:table-cell table:formula="of:=&quot; &lt;b&gt;&quot;&amp;[.A15]&amp;&quot;&lt;/b&gt;&quot;&amp;&quot; &quot;&amp;[.B15]&amp;&quot;&lt;/br&gt;&quot;" office:value-type="string" office:string-value=" &lt;b&gt;epo&lt;/b&gt; Esperanto&lt;/br&gt;" calcext:value-type="string">
            <text:p><text:s/>&lt;b&gt;epo&lt;/b&gt; Esperanto&lt;/br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n</text:p>
          </table:table-cell>
          <table:table-cell table:formula="of:=&quot; &lt;b&gt;&quot;&amp;[.A16]&amp;&quot;&lt;/b&gt;&quot;&amp;&quot; &quot;&amp;[.B16]&amp;&quot;&lt;/br&gt;&quot;" office:value-type="string" office:string-value=" &lt;b&gt;est&lt;/b&gt; Estonian&lt;/br&gt;" calcext:value-type="string">
            <text:p><text:s/>&lt;b&gt;est&lt;/b&gt; Estonian&lt;/br&gt;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nish</text:p>
          </table:table-cell>
          <table:table-cell table:formula="of:=&quot; &lt;b&gt;&quot;&amp;[.A17]&amp;&quot;&lt;/b&gt;&quot;&amp;&quot; &quot;&amp;[.B17]&amp;&quot;&lt;/br&gt;&quot;" office:value-type="string" office:string-value=" &lt;b&gt;fin&lt;/b&gt; Finnish&lt;/br&gt;" calcext:value-type="string">
            <text:p><text:s/>&lt;b&gt;fin&lt;/b&gt; Finnish&lt;/br&gt;</text:p>
          </table:table-cell>
        </table:table-row>
        <table:table-row table:style-name="ro1">
          <table:table-cell table:style-name="ce1" office:value-type="string" calcext:value-type="string">
            <text:p>fra</text:p>
          </table:table-cell>
          <table:table-cell office:value-type="string" calcext:value-type="string">
            <text:p>French</text:p>
          </table:table-cell>
          <table:table-cell table:formula="of:=&quot; &lt;b&gt;&quot;&amp;[.A18]&amp;&quot;&lt;/b&gt;&quot;&amp;&quot; &quot;&amp;[.B18]&amp;&quot;&lt;/br&gt;&quot;" office:value-type="string" office:string-value=" &lt;b&gt;fra&lt;/b&gt; French&lt;/br&gt;" calcext:value-type="string">
            <text:p><text:s/>&lt;b&gt;fra&lt;/b&gt; French&lt;/br&gt;</text:p>
          </table:table-cell>
        </table:table-row>
        <table:table-row table:style-name="ro1">
          <table:table-cell office:value-type="string" calcext:value-type="string">
            <text:p>frm</text:p>
          </table:table-cell>
          <table:table-cell office:value-type="string" calcext:value-type="string">
            <text:p>Old French</text:p>
          </table:table-cell>
          <table:table-cell table:formula="of:=&quot; &lt;b&gt;&quot;&amp;[.A19]&amp;&quot;&lt;/b&gt;&quot;&amp;&quot; &quot;&amp;[.B19]&amp;&quot;&lt;/br&gt;&quot;" office:value-type="string" office:string-value=" &lt;b&gt;frm&lt;/b&gt; Old French&lt;/br&gt;" calcext:value-type="string">
            <text:p><text:s/>&lt;b&gt;frm&lt;/b&gt; Old French&lt;/br&gt;</text:p>
          </table:table-cell>
        </table:table-row>
        <table:table-row table:style-name="ro1">
          <table:table-cell table:style-name="ce1" office:value-type="string" calcext:value-type="string">
            <text:p>glg</text:p>
          </table:table-cell>
          <table:table-cell office:value-type="string" calcext:value-type="string">
            <text:p>Galician</text:p>
          </table:table-cell>
          <table:table-cell table:formula="of:=&quot; &lt;b&gt;&quot;&amp;[.A20]&amp;&quot;&lt;/b&gt;&quot;&amp;&quot; &quot;&amp;[.B20]&amp;&quot;&lt;/br&gt;&quot;" office:value-type="string" office:string-value=" &lt;b&gt;glg&lt;/b&gt; Galician&lt;/br&gt;" calcext:value-type="string">
            <text:p><text:s/>&lt;b&gt;glg&lt;/b&gt; Galician&lt;/br&gt;</text:p>
          </table:table-cell>
        </table:table-row>
        <table:table-row table:style-name="ro1">
          <table:table-cell office:value-type="string" calcext:value-type="string">
            <text:p>heb</text:p>
          </table:table-cell>
          <table:table-cell office:value-type="string" calcext:value-type="string">
            <text:p>Hebrew</text:p>
          </table:table-cell>
          <table:table-cell table:formula="of:=&quot; &lt;b&gt;&quot;&amp;[.A21]&amp;&quot;&lt;/b&gt;&quot;&amp;&quot; &quot;&amp;[.B21]&amp;&quot;&lt;/br&gt;&quot;" office:value-type="string" office:string-value=" &lt;b&gt;heb&lt;/b&gt; Hebrew&lt;/br&gt;" calcext:value-type="string">
            <text:p><text:s/>&lt;b&gt;heb&lt;/b&gt; Hebrew&lt;/br&gt;</text:p>
          </table:table-cell>
        </table:table-row>
        <table:table-row table:style-name="ro1">
          <table:table-cell office:value-type="string" calcext:value-type="string">
            <text:p>hin</text:p>
          </table:table-cell>
          <table:table-cell office:value-type="string" calcext:value-type="string">
            <text:p>Hindi</text:p>
          </table:table-cell>
          <table:table-cell table:formula="of:=&quot; &lt;b&gt;&quot;&amp;[.A22]&amp;&quot;&lt;/b&gt;&quot;&amp;&quot; &quot;&amp;[.B22]&amp;&quot;&lt;/br&gt;&quot;" office:value-type="string" office:string-value=" &lt;b&gt;hin&lt;/b&gt; Hindi&lt;/br&gt;" calcext:value-type="string">
            <text:p><text:s/>&lt;b&gt;hin&lt;/b&gt; Hindi&lt;/br&gt;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on</text:p>
          </table:table-cell>
          <table:table-cell table:formula="of:=&quot; &lt;b&gt;&quot;&amp;[.A23]&amp;&quot;&lt;/b&gt;&quot;&amp;&quot; &quot;&amp;[.B23]&amp;&quot;&lt;/br&gt;&quot;" office:value-type="string" office:string-value=" &lt;b&gt;hrv&lt;/b&gt; Croation&lt;/br&gt;" calcext:value-type="string">
            <text:p><text:s/>&lt;b&gt;hrv&lt;/b&gt; Croation&lt;/br&gt;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ian</text:p>
          </table:table-cell>
          <table:table-cell table:formula="of:=&quot; &lt;b&gt;&quot;&amp;[.A24]&amp;&quot;&lt;/b&gt;&quot;&amp;&quot; &quot;&amp;[.B24]&amp;&quot;&lt;/br&gt;&quot;" office:value-type="string" office:string-value=" &lt;b&gt;hun&lt;/b&gt; Hungarian&lt;/br&gt;" calcext:value-type="string">
            <text:p><text:s/>&lt;b&gt;hun&lt;/b&gt; Hungarian&lt;/br&gt;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onesian</text:p>
          </table:table-cell>
          <table:table-cell table:formula="of:=&quot; &lt;b&gt;&quot;&amp;[.A25]&amp;&quot;&lt;/b&gt;&quot;&amp;&quot; &quot;&amp;[.B25]&amp;&quot;&lt;/br&gt;&quot;" office:value-type="string" office:string-value=" &lt;b&gt;ind&lt;/b&gt; Indonesian&lt;/br&gt;" calcext:value-type="string">
            <text:p><text:s/>&lt;b&gt;ind&lt;/b&gt; Indonesian&lt;/br&gt;</text:p>
          </table:table-cell>
        </table:table-row>
        <table:table-row table:style-name="ro1">
          <table:table-cell table:style-name="ce1" office:value-type="string" calcext:value-type="string">
            <text:p>ita</text:p>
          </table:table-cell>
          <table:table-cell office:value-type="string" calcext:value-type="string">
            <text:p>Italian</text:p>
          </table:table-cell>
          <table:table-cell table:formula="of:=&quot; &lt;b&gt;&quot;&amp;[.A26]&amp;&quot;&lt;/b&gt;&quot;&amp;&quot; &quot;&amp;[.B26]&amp;&quot;&lt;/br&gt;&quot;" office:value-type="string" office:string-value=" &lt;b&gt;ita&lt;/b&gt; Italian&lt;/br&gt;" calcext:value-type="string">
            <text:p><text:s/>&lt;b&gt;ita&lt;/b&gt; Italian&lt;/br&gt;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ese</text:p>
          </table:table-cell>
          <table:table-cell table:formula="of:=&quot; &lt;b&gt;&quot;&amp;[.A27]&amp;&quot;&lt;/b&gt;&quot;&amp;&quot; &quot;&amp;[.B27]&amp;&quot;&lt;/br&gt;&quot;" office:value-type="string" office:string-value=" &lt;b&gt;jpn&lt;/b&gt; Japanese&lt;/br&gt;" calcext:value-type="string">
            <text:p><text:s/>&lt;b&gt;jpn&lt;/b&gt; Japanese&lt;/br&gt;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Korean</text:p>
          </table:table-cell>
          <table:table-cell table:formula="of:=&quot; &lt;b&gt;&quot;&amp;[.A28]&amp;&quot;&lt;/b&gt;&quot;&amp;&quot; &quot;&amp;[.B28]&amp;&quot;&lt;/br&gt;&quot;" office:value-type="string" office:string-value=" &lt;b&gt;kor&lt;/b&gt; Korean&lt;/br&gt;" calcext:value-type="string">
            <text:p><text:s/>&lt;b&gt;kor&lt;/b&gt; Korean&lt;/br&gt;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 office:value-type="string" calcext:value-type="string">
            <text:p>Latvian</text:p>
          </table:table-cell>
          <table:table-cell table:formula="of:=&quot; &lt;b&gt;&quot;&amp;[.A29]&amp;&quot;&lt;/b&gt;&quot;&amp;&quot; &quot;&amp;[.B29]&amp;&quot;&lt;/br&gt;&quot;" office:value-type="string" office:string-value=" &lt;b&gt;lav&lt;/b&gt; Latvian&lt;/br&gt;" calcext:value-type="string">
            <text:p><text:s/>&lt;b&gt;lav&lt;/b&gt; Latvian&lt;/br&gt;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Lithuanian</text:p>
          </table:table-cell>
          <table:table-cell table:formula="of:=&quot; &lt;b&gt;&quot;&amp;[.A30]&amp;&quot;&lt;/b&gt;&quot;&amp;&quot; &quot;&amp;[.B30]&amp;&quot;&lt;/br&gt;&quot;" office:value-type="string" office:string-value=" &lt;b&gt;lit&lt;/b&gt; Lithuanian&lt;/br&gt;" calcext:value-type="string">
            <text:p><text:s/>&lt;b&gt;lit&lt;/b&gt; Lithuanian&lt;/br&gt;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Dutch</text:p>
          </table:table-cell>
          <table:table-cell table:formula="of:=&quot; &lt;b&gt;&quot;&amp;[.A31]&amp;&quot;&lt;/b&gt;&quot;&amp;&quot; &quot;&amp;[.B31]&amp;&quot;&lt;/br&gt;&quot;" office:value-type="string" office:string-value=" &lt;b&gt;nld&lt;/b&gt; Dutch&lt;/br&gt;" calcext:value-type="string">
            <text:p><text:s/>&lt;b&gt;nld&lt;/b&gt; Dutch&lt;/br&gt;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egian</text:p>
          </table:table-cell>
          <table:table-cell table:formula="of:=&quot; &lt;b&gt;&quot;&amp;[.A32]&amp;&quot;&lt;/b&gt;&quot;&amp;&quot; &quot;&amp;[.B32]&amp;&quot;&lt;/br&gt;&quot;" office:value-type="string" office:string-value=" &lt;b&gt;nor&lt;/b&gt; Norwegian&lt;/br&gt;" calcext:value-type="string">
            <text:p><text:s/>&lt;b&gt;nor&lt;/b&gt; Norwegian&lt;/br&gt;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ish</text:p>
          </table:table-cell>
          <table:table-cell table:formula="of:=&quot; &lt;b&gt;&quot;&amp;[.A33]&amp;&quot;&lt;/b&gt;&quot;&amp;&quot; &quot;&amp;[.B33]&amp;&quot;&lt;/br&gt;&quot;" office:value-type="string" office:string-value=" &lt;b&gt;pol&lt;/b&gt; Polish&lt;/br&gt;" calcext:value-type="string">
            <text:p><text:s/>&lt;b&gt;pol&lt;/b&gt; Polish&lt;/br&gt;</text:p>
          </table:table-cell>
        </table:table-row>
        <table:table-row table:style-name="ro1">
          <table:table-cell table:style-name="ce1" office:value-type="string" calcext:value-type="string">
            <text:p>por</text:p>
          </table:table-cell>
          <table:table-cell office:value-type="string" calcext:value-type="string">
            <text:p>Portuguese</text:p>
          </table:table-cell>
          <table:table-cell table:formula="of:=&quot; &lt;b&gt;&quot;&amp;[.A34]&amp;&quot;&lt;/b&gt;&quot;&amp;&quot; &quot;&amp;[.B34]&amp;&quot;&lt;/br&gt;&quot;" office:value-type="string" office:string-value=" &lt;b&gt;por&lt;/b&gt; Portuguese&lt;/br&gt;" calcext:value-type="string">
            <text:p><text:s/>&lt;b&gt;por&lt;/b&gt; Portuguese&lt;/br&gt;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omanian</text:p>
          </table:table-cell>
          <table:table-cell table:formula="of:=&quot; &lt;b&gt;&quot;&amp;[.A35]&amp;&quot;&lt;/b&gt;&quot;&amp;&quot; &quot;&amp;[.B35]&amp;&quot;&lt;/br&gt;&quot;" office:value-type="string" office:string-value=" &lt;b&gt;ron&lt;/b&gt; Romanian&lt;/br&gt;" calcext:value-type="string">
            <text:p><text:s/>&lt;b&gt;ron&lt;/b&gt; Romanian&lt;/br&gt;</text:p>
          </table:table-cell>
        </table:table-row>
        <table:table-row table:style-name="ro1">
          <table:table-cell table:style-name="ce1" office:value-type="string" calcext:value-type="string">
            <text:p>rus</text:p>
          </table:table-cell>
          <table:table-cell office:value-type="string" calcext:value-type="string">
            <text:p>Russian</text:p>
          </table:table-cell>
          <table:table-cell table:formula="of:=&quot; &lt;b&gt;&quot;&amp;[.A36]&amp;&quot;&lt;/b&gt;&quot;&amp;&quot; &quot;&amp;[.B36]&amp;&quot;&lt;/br&gt;&quot;" office:value-type="string" office:string-value=" &lt;b&gt;rus&lt;/b&gt; Russian&lt;/br&gt;" calcext:value-type="string">
            <text:p><text:s/>&lt;b&gt;rus&lt;/b&gt; Russian&lt;/br&gt;</text:p>
          </table:table-cell>
        </table:table-row>
        <table:table-row table:style-name="ro1">
          <table:table-cell office:value-type="string" calcext:value-type="string">
            <text:p>slk</text:p>
          </table:table-cell>
          <table:table-cell office:value-type="string" calcext:value-type="string">
            <text:p>Slovakian</text:p>
          </table:table-cell>
          <table:table-cell table:formula="of:=&quot; &lt;b&gt;&quot;&amp;[.A37]&amp;&quot;&lt;/b&gt;&quot;&amp;&quot; &quot;&amp;[.B37]&amp;&quot;&lt;/br&gt;&quot;" office:value-type="string" office:string-value=" &lt;b&gt;slk&lt;/b&gt; Slovakian&lt;/br&gt;" calcext:value-type="string">
            <text:p><text:s/>&lt;b&gt;slk&lt;/b&gt; Slovakian&lt;/br&gt;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string" calcext:value-type="string">
            <text:p>Slovenian</text:p>
          </table:table-cell>
          <table:table-cell table:formula="of:=&quot; &lt;b&gt;&quot;&amp;[.A38]&amp;&quot;&lt;/b&gt;&quot;&amp;&quot; &quot;&amp;[.B38]&amp;&quot;&lt;/br&gt;&quot;" office:value-type="string" office:string-value=" &lt;b&gt;slv&lt;/b&gt; Slovenian&lt;/br&gt;" calcext:value-type="string">
            <text:p><text:s/>&lt;b&gt;slv&lt;/b&gt; Slovenian&lt;/br&gt;</text:p>
          </table:table-cell>
        </table:table-row>
        <table:table-row table:style-name="ro1">
          <table:table-cell office:value-type="string" calcext:value-type="string">
            <text:p>sqi</text:p>
          </table:table-cell>
          <table:table-cell office:value-type="string" calcext:value-type="string">
            <text:p>Albanian</text:p>
          </table:table-cell>
          <table:table-cell table:formula="of:=&quot; &lt;b&gt;&quot;&amp;[.A39]&amp;&quot;&lt;/b&gt;&quot;&amp;&quot; &quot;&amp;[.B39]&amp;&quot;&lt;/br&gt;&quot;" office:value-type="string" office:string-value=" &lt;b&gt;sqi&lt;/b&gt; Albanian&lt;/br&gt;" calcext:value-type="string">
            <text:p><text:s/>&lt;b&gt;sqi&lt;/b&gt; Albanian&lt;/br&gt;</text:p>
          </table:table-cell>
        </table:table-row>
        <table:table-row table:style-name="ro1">
          <table:table-cell table:style-name="ce1" office:value-type="string" calcext:value-type="string">
            <text:p>spa</text:p>
          </table:table-cell>
          <table:table-cell office:value-type="string" calcext:value-type="string">
            <text:p>Spanish</text:p>
          </table:table-cell>
          <table:table-cell table:formula="of:=&quot; &lt;b&gt;&quot;&amp;[.A40]&amp;&quot;&lt;/b&gt;&quot;&amp;&quot; &quot;&amp;[.B40]&amp;&quot;&lt;/br&gt;&quot;" office:value-type="string" office:string-value=" &lt;b&gt;spa&lt;/b&gt; Spanish&lt;/br&gt;" calcext:value-type="string">
            <text:p><text:s/>&lt;b&gt;spa&lt;/b&gt; Spanish&lt;/br&gt;</text:p>
          </table:table-cell>
        </table:table-row>
        <table:table-row table:style-name="ro1">
          <table:table-cell office:value-type="string" calcext:value-type="string">
            <text:p>srp</text:p>
          </table:table-cell>
          <table:table-cell office:value-type="string" calcext:value-type="string">
            <text:p>Serbian</text:p>
          </table:table-cell>
          <table:table-cell table:formula="of:=&quot; &lt;b&gt;&quot;&amp;[.A41]&amp;&quot;&lt;/b&gt;&quot;&amp;&quot; &quot;&amp;[.B41]&amp;&quot;&lt;/br&gt;&quot;" office:value-type="string" office:string-value=" &lt;b&gt;srp&lt;/b&gt; Serbian&lt;/br&gt;" calcext:value-type="string">
            <text:p><text:s/>&lt;b&gt;srp&lt;/b&gt; Serbian&lt;/br&gt;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ish</text:p>
          </table:table-cell>
          <table:table-cell table:formula="of:=&quot; &lt;b&gt;&quot;&amp;[.A42]&amp;&quot;&lt;/b&gt;&quot;&amp;&quot; &quot;&amp;[.B42]&amp;&quot;&lt;/br&gt;&quot;" office:value-type="string" office:string-value=" &lt;b&gt;swe&lt;/b&gt; Swedish&lt;/br&gt;" calcext:value-type="string">
            <text:p><text:s/>&lt;b&gt;swe&lt;/b&gt; Swedish&lt;/br&gt;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Tamil</text:p>
          </table:table-cell>
          <table:table-cell table:formula="of:=&quot; &lt;b&gt;&quot;&amp;[.A43]&amp;&quot;&lt;/b&gt;&quot;&amp;&quot; &quot;&amp;[.B43]&amp;&quot;&lt;/br&gt;&quot;" office:value-type="string" office:string-value=" &lt;b&gt;tam&lt;/b&gt; Tamil&lt;/br&gt;" calcext:value-type="string">
            <text:p><text:s/>&lt;b&gt;tam&lt;/b&gt; Tamil&lt;/br&gt;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lugu</text:p>
          </table:table-cell>
          <table:table-cell table:formula="of:=&quot; &lt;b&gt;&quot;&amp;[.A44]&amp;&quot;&lt;/b&gt;&quot;&amp;&quot; &quot;&amp;[.B44]&amp;&quot;&lt;/br&gt;&quot;" office:value-type="string" office:string-value=" &lt;b&gt;tel&lt;/b&gt; Telugu&lt;/br&gt;" calcext:value-type="string">
            <text:p><text:s/>&lt;b&gt;tel&lt;/b&gt; Telugu&lt;/br&gt;</text:p>
          </table:table-cell>
        </table:table-row>
        <table:table-row table:style-name="ro1">
          <table:table-cell office:value-type="string" calcext:value-type="string">
            <text:p>tgl</text:p>
          </table:table-cell>
          <table:table-cell office:value-type="string" calcext:value-type="string">
            <text:p>Tagalog</text:p>
          </table:table-cell>
          <table:table-cell table:formula="of:=&quot; &lt;b&gt;&quot;&amp;[.A45]&amp;&quot;&lt;/b&gt;&quot;&amp;&quot; &quot;&amp;[.B45]&amp;&quot;&lt;/br&gt;&quot;" office:value-type="string" office:string-value=" &lt;b&gt;tgl&lt;/b&gt; Tagalog&lt;/br&gt;" calcext:value-type="string">
            <text:p><text:s/>&lt;b&gt;tgl&lt;/b&gt; Tagalog&lt;/br&gt;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</text:p>
          </table:table-cell>
          <table:table-cell table:formula="of:=&quot; &lt;b&gt;&quot;&amp;[.A46]&amp;&quot;&lt;/b&gt;&quot;&amp;&quot; &quot;&amp;[.B46]&amp;&quot;&lt;/br&gt;&quot;" office:value-type="string" office:string-value=" &lt;b&gt;tha&lt;/b&gt; Thai&lt;/br&gt;" calcext:value-type="string">
            <text:p><text:s/>&lt;b&gt;tha&lt;/b&gt; Thai&lt;/br&gt;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ish</text:p>
          </table:table-cell>
          <table:table-cell table:formula="of:=&quot; &lt;b&gt;&quot;&amp;[.A47]&amp;&quot;&lt;/b&gt;&quot;&amp;&quot; &quot;&amp;[.B47]&amp;&quot;&lt;/br&gt;&quot;" office:value-type="string" office:string-value=" &lt;b&gt;tur&lt;/b&gt; Turkish&lt;/br&gt;" calcext:value-type="string">
            <text:p><text:s/>&lt;b&gt;tur&lt;/b&gt; Turkish&lt;/br&gt;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ian</text:p>
          </table:table-cell>
          <table:table-cell table:formula="of:=&quot; &lt;b&gt;&quot;&amp;[.A48]&amp;&quot;&lt;/b&gt;&quot;&amp;&quot; &quot;&amp;[.B48]&amp;&quot;&lt;/br&gt;&quot;" office:value-type="string" office:string-value=" &lt;b&gt;ukr&lt;/b&gt; Ukrainian&lt;/br&gt;" calcext:value-type="string">
            <text:p><text:s/>&lt;b&gt;ukr&lt;/b&gt; Ukrainian&lt;/br&gt;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Vietnamese</text:p>
          </table:table-cell>
          <table:table-cell table:formula="of:=&quot; &lt;b&gt;&quot;&amp;[.A49]&amp;&quot;&lt;/b&gt;&quot;&amp;&quot; &quot;&amp;[.B49]&amp;&quot;&lt;/br&gt;&quot;" office:value-type="string" office:string-value=" &lt;b&gt;vie&lt;/b&gt; Vietnamese&lt;/br&gt;" calcext:value-type="string">
            <text:p><text:s/>&lt;b&gt;vie&lt;/b&gt; Vietnamese&lt;/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6:35:46.797150879</meta:creation-date>
    <dc:date>2017-04-22T18:51:11.456488568</dc:date>
    <meta:editing-duration>PT2H5M14S</meta:editing-duration>
    <meta:editing-cycles>1</meta:editing-cycles>
    <meta:document-statistic meta:table-count="1" meta:cell-count="147" meta:object-count="0"/>
    <meta:generator>LibreOffice/5.1.6.2$Linux_x86 LibreOffice_project/10m0$Build-2</meta:generator>
  </office:meta>
</office:document-meta>
</file>